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59.18mm" svg:y="35.04mm">
            <draw:object draw:notify-on-update-of-ranges="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97.3mm" svg:y="26.75mm">
            <draw:object draw:notify-on-update-of-ranges="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97.71mm" svg:x="106.94mm" svg:y="45.77mm">
            <draw:object draw:notify-on-update-of-ranges="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(-[.B10])-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(-[.B10])+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(-[.B10])/2*[.A10]" office:value-type="float" office:value="0.5" calcext:value-type="float">
            <text:p>0,5</text:p>
          </table:table-cell>
          <table:table-cell table:style-name="ce5" table:formula="of:=(-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66mm" svg:height="7.31mm" svg:x="38.89mm" svg:y="26.63mm" draw:control="control1"/>
          <draw:control draw:z-index="2" draw:style-name="gr5" draw:text-style-name="P4" svg:width="51.65mm" svg:height="7.52mm" svg:x="39.16mm" svg:y="35.09mm" draw:control="control2"/>
          <draw:control draw:z-index="3" draw:style-name="gr5" draw:text-style-name="P4" svg:width="51.44mm" svg:height="8.4mm" svg:x="39.16mm" svg:y="43.57mm" draw:control="control3"/>
          <draw:frame draw:z-index="4" draw:style-name="gr2" draw:text-style-name="P3" svg:width="159.99mm" svg:height="89.99mm" svg:x="0.42mm" svg:y="65.65mm">
            <draw:object draw:notify-on-update-of-ranges="Wykres_kwadratowa2.C3:Wykres_kwadratowa2.M3 Wykres_kwadratowa2.B4:Wykres_kwadratowa2.B4 Wykres_kwadratowa2.C4:Wykres_kwadratowa2.M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143.31mm" svg:x="41.89mm" svg:y="20.68mm">
            <draw:object draw:notify-on-update-of-ranges="Wykres_tangens.A6:Wykres_tangens.A42 Wykres_tangens.C5:Wykres_tangens.C5 Wykres_tangens.C6:Wykres_tangens.C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[.A6]*PI()/180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[.A7]*PI()/180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[.A8]*PI()/180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[.A9]*PI()/180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[.A10]*PI()/180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[.A11]*PI()/180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[.A12]*PI()/180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[.A13]*PI()/180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[.A14]*PI()/180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[.A15]*PI()/180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[.A16]*PI()/180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[.A17]*PI()/180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[.A18]*PI()/180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[.A19]*PI()/180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[.A20]*PI()/180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[.A21]*PI()/180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[.A22]*PI()/180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[.A23]*PI()/180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[.A24]*PI()/180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[.A25]*PI()/180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[.A26]*PI()/180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[.A27]*PI()/180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[.A28]*PI()/180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[.A29]*PI()/180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[.A30]*PI()/180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[.A31]*PI()/180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[.A32]*PI()/180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[.A33]*PI()/180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[.A34]*PI()/180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[.A35]*PI()/180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[.A36]*PI()/180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[.A37]*PI()/180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[.A38]*PI()/180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[.A39]*PI()/180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[.A40]*PI()/180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[.A41]*PI()/180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[.A42]*PI()/180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1mm" svg:height="142.29mm" svg:x="33.64mm" svg:y="16.09mm">
            <draw:object draw:notify-on-update-of-ranges="Wykres_logarytm.A5:Wykres_logarytm.A34 Wykres_logarytm.B4:Wykres_logarytm.B4 Wykres_logarytm.B5:Wykres_logarytm.B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1:44:41.25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9T19:27:35.399000000</dc:date>
    <meta:editing-cycles>89</meta:editing-cycles>
    <meta:editing-duration>PT3H1M21S</meta:editing-duration>
    <meta:generator>LibreOffice/5.4.4.2$Windows_X86_64 LibreOffice_project/2524958677847fb3bb44820e40380acbe820f960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8:Wykres_liniowa1.E28 Wykres_liniowa1.E7:Wykres_liniowa1.E7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4:Wykres_liniowa2.B24 Wykres_liniowa2.B3:Wykres_liniowa2.B3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772cm" xlink:href=".." xlink:type="simple" chart:class="chart:scatter" chart:style-name="ch1">
        <chart:title svg:x="4.636cm" svg:y="0.331cm" chart:style-name="ch2">
          <text:p>Wykres funkcji y = ax^2 + bx + c</text:p>
        </chart:title>
        <chart:legend chart:legend-position="end" svg:x="14.471cm" svg:y="4.587cm" style:legend-expansion="high" chart:style-name="ch3"/>
        <chart:plot-area chart:style-name="ch4" table:cell-range-address="Wykres_kwadratowa1.D10:Wykres_kwadratowa1.E30 Wykres_kwadratowa1.E9:Wykres_kwadratowa1.E9" chart:data-source-has-labels="row" svg:x="0.32cm" svg:y="1.305cm" svg:width="13.831cm" svg:height="8.272cm">
          <chartooo:coordinate-region svg:x="0.558cm" svg:y="1.504cm" svg:width="13.406cm" svg:height="7.4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14.23cm" xlink:href=".." xlink:type="simple" chart:class="chart:scatter" chart:style-name="ch1">
        <chart:title svg:x="5.426cm" svg:y="0.42cm" chart:style-name="ch2">
          <text:p>Wykres funkcji log(2) z x</text:p>
        </chart:title>
        <chart:legend chart:legend-position="end" svg:x="13.828cm" svg:y="6.816cm" style:legend-expansion="high" chart:style-name="ch3"/>
        <chart:plot-area chart:style-name="ch4" table:cell-range-address="Wykres_logarytm.A5:Wykres_logarytm.B34 Wykres_logarytm.B4:Wykres_logarytm.B4" chart:data-source-has-labels="row" svg:x="0.319cm" svg:y="1.483cm" svg:width="13.19cm" svg:height="12.463cm">
          <chartooo:coordinate-region svg:x="1.337cm" svg:y="1.682cm" svg:width="11.932cm" svg:height="12.0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5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Wykres_kwadratowa2.C3:Wykres_kwadratowa2.M4 Wykres_kwadratowa2.B4:Wykres_kwadratowa2.B4" chart:data-source-has-labels="column" svg:x="0.32cm" svg:y="0.18cm" svg:width="13.831cm" svg:height="8.64cm">
          <chartooo:coordinate-region svg:x="0.466cm" svg:y="0.379cm" svg:width="13.5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4.332cm" xlink:href=".." xlink:type="simple" chart:class="chart:line" chart:style-name="ch1">
        <chart:legend chart:legend-position="end" svg:x="14.074cm" svg:y="6.867cm" style:legend-expansion="high" chart:style-name="ch2"/>
        <chart:plot-area chart:style-name="ch3" table:cell-range-address="Wykres_tangens.A6:Wykres_tangens.A42 Wykres_tangens.C5:Wykres_tangens.C42" chart:data-source-has-labels="both" svg:x="0.32cm" svg:y="0.286cm" svg:width="13.434cm" svg:height="13.76cm">
          <chartooo:coordinate-region svg:x="1.338cm" svg:y="0.485cm" svg:width="12.275cm" svg:height="13.362cm"/>
          <chart:axis chart:dimension="x" chart:name="primary-x" chart:style-name="ch4" chartooo:axis-type="auto">
            <chartooo:date-scale/>
            <chart:categories table:cell-range-address="Wykres_tangens.A6:Wykres_tangens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